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0.418cm" fo:min-width="17.15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3" style:family="graphic" style:parent-style-name="standard">
      <style:graphic-properties svg:stroke-color="#dddddd" draw:fill-color="#ffffff" draw:textarea-horizontal-align="justify" draw:textarea-vertical-align="middle" draw:auto-grow-height="false" fo:min-height="1.02cm" fo:min-width="16.3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53cm" fo:min-width="3.859cm"/>
      <style:paragraph-properties style:writing-mode="lr-tb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color="#ffffff" draw:fill-color="#000000" draw:textarea-horizontal-align="justify" draw:textarea-vertical-align="middle" draw:auto-grow-height="false" fo:min-height="0cm" fo:min-width="0.304cm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svg:stroke-color="#dddddd" draw:fill-color="#ffffff" draw:textarea-horizontal-align="justify" draw:textarea-vertical-align="middle" draw:auto-grow-height="false" fo:min-height="1.02cm" fo:min-width="9.152cm"/>
    </style:style>
    <style:style style:name="gr13" style:family="graphic" style:parent-style-name="standard">
      <style:graphic-properties draw:textarea-horizontal-align="justify" draw:textarea-vertical-align="middle" draw:auto-grow-height="false" fo:min-height="0.451cm" fo:min-width="3.75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5" style:family="graphic" style:parent-style-name="standard">
      <style:graphic-properties svg:stroke-color="#808080" draw:fill-color="#ffffff" draw:textarea-horizontal-align="justify" draw:textarea-vertical-align="middle" draw:auto-grow-height="false" fo:min-height="10.418cm" fo:min-width="6.739cm"/>
    </style:style>
    <style:style style:name="gr16" style:family="graphic" style:parent-style-name="standard">
      <style:graphic-properties svg:stroke-color="#dddddd" draw:fill-color="#eeeeee" draw:textarea-horizontal-align="justify" draw:textarea-vertical-align="middle" draw:auto-grow-height="false" fo:min-height="0.893cm" fo:min-width="5.97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451cm" fo:min-width="1.72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53cm" fo:min-width="0.30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svg:stroke-color="#dddddd" draw:fill-color="#b4c7dc" draw:textarea-horizontal-align="justify" draw:textarea-vertical-align="middle" draw:auto-grow-height="false" fo:min-height="1.02cm" fo:min-width="9.152cm"/>
    </style:style>
    <style:style style:name="gr22" style:family="graphic" style:parent-style-name="standard">
      <style:graphic-properties draw:textarea-horizontal-align="justify" draw:textarea-vertical-align="middle" draw:auto-grow-height="false" fo:min-height="0.596cm" fo:min-width="2.251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 style:writing-mode="lr-tb"/>
      <style:text-properties fo:font-size="12pt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bold"/>
    </style:style>
    <style:style style:name="P10" style:family="paragraph">
      <loext:graphic-properties draw:fill="none" draw:fill-color="#ffffff"/>
      <style:paragraph-properties style:writing-mode="lr-tb"/>
      <style:text-properties fo:font-weight="bold"/>
    </style:style>
    <style:style style:name="P11" style:family="paragraph">
      <style:paragraph-properties fo:text-align="start"/>
      <style:text-properties fo:color="#b2b2b2"/>
    </style:style>
    <style:style style:name="P12" style:family="paragraph">
      <loext:graphic-properties draw:fill-color="#eeeeee"/>
      <style:paragraph-properties fo:text-align="start"/>
      <style:text-properties fo:color="#b2b2b2"/>
    </style:style>
    <style:style style:name="P13" style:family="paragraph">
      <style:paragraph-properties fo:text-align="center"/>
    </style:style>
    <style:style style:name="P14" style:family="paragraph">
      <loext:graphic-properties draw:fill-color="#b4c7dc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53cm" svg:height="10.668cm" svg:x="2.143cm" svg:y="3.28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962cm" svg:x="2.179cm" svg:y="3.34cm">
          <draw:text-box>
            <text:p>Tasks</text:p>
          </draw:text-box>
        </draw:frame>
        <draw:custom-shape draw:style-name="gr3" draw:text-style-name="P3" draw:layer="layout" svg:width="16.891cm" svg:height="1.27cm" svg:x="2.524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891cm" svg:height="1.27cm" svg:x="2.524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891cm" svg:height="1.27cm" svg:x="2.524cm" svg:y="7.09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08cm" svg:height="0.962cm" svg:x="3.481cm" svg:y="6.007cm">
          <draw:text-box>
            <text:p>First task</text:p>
          </draw:text-box>
        </draw:frame>
        <draw:frame draw:style-name="gr5" draw:text-style-name="P2" draw:layer="layout" svg:width="3.99cm" svg:height="0.962cm" svg:x="3.481cm" svg:y="7.277cm">
          <draw:text-box>
            <text:p>Second task</text:p>
          </draw:text-box>
        </draw:frame>
        <draw:frame draw:style-name="gr6" draw:text-style-name="P2" draw:layer="layout" svg:width="3.288cm" svg:height="0.962cm" svg:x="3.481cm" svg:y="8.493cm">
          <draw:text-box>
            <text:p>Third task</text:p>
          </draw:text-box>
        </draw:frame>
        <draw:custom-shape draw:style-name="gr7" draw:text-style-name="P4" draw:layer="layout" svg:width="4.445cm" svg:height="0.889cm" svg:x="2.524cm" svg:y="4.556cm">
          <text:p text:style-name="P4">Create Task</text:p>
          <draw:enhanced-geometry svg:viewBox="0 0 21600 21600" draw:path-stretchpoint-x="10800" draw:path-stretchpoint-y="10800" draw:text-areas="?f3 ?f4 ?f5 ?f6" draw:type="round-rectangle" draw:modifiers="7790.561797752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508cm" svg:height="0.508cm" svg:x="2.878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8cm" svg:height="0.508cm" svg:x="2.878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8cm" svg:height="0.508cm" svg:x="2.878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913cm" svg:height="0.5cm" draw:transform="rotate (-1.05836765840936) translate (16.247cm 8.976cm)">
          <text:p/>
          <draw:enhanced-geometry svg:viewBox="0 0 21600 21600" draw:text-areas="?f7 ?f0 21600 ?f2" draw:type="left-arrow" draw:modifiers="14486.6520787746 6941.317365269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016cm" svg:height="1.016cm" svg:x="16.621cm" svg:y="8.493cm">
          <text:p text:style-name="P7"><text:span text:style-name="T1">canc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16cm" svg:height="1.016cm" svg:x="18.018cm" svg:y="8.493cm">
          <text:p text:style-name="P7"><text:span text:style-name="T1">dele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0.033cm" svg:height="3.095cm" svg:x="3.667cm" svg:y="15.126cm">
          <draw:text-box>
            <text:p>Cancel and delete buttons appear when hovering over a task list item. (These convenience buttons won’t exist on mobile.)</text:p>
          </draw:text-box>
        </draw:frame>
      </draw:page>
      <draw:page draw:name="page2" draw:style-name="dp1" draw:master-page-name="Default">
        <draw:custom-shape draw:style-name="gr1" draw:text-style-name="P1" draw:layer="layout" svg:width="17.653cm" svg:height="10.668cm" svg:x="2.143cm" svg:y="5.191cm">
          <text:p/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2.246cm" svg:height="0.962cm" svg:x="2.179cm" svg:y="5.245cm">
          <draw:text-box>
            <text:p text:style-name="P9">Tasks</text:p>
          </draw:text-box>
        </draw:frame>
        <draw:custom-shape draw:style-name="gr12" draw:text-style-name="P3" draw:layer="layout" svg:width="9.652cm" svg:height="1.27cm" svg:x="2.524cm" svg:y="7.7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9.652cm" svg:height="1.27cm" svg:x="2.524cm" svg:y="10.27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9.652cm" svg:height="1.27cm" svg:x="2.524cm" svg:y="9.0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08cm" svg:height="0.962cm" svg:x="3.481cm" svg:y="7.912cm">
          <draw:text-box>
            <text:p>First task</text:p>
          </draw:text-box>
        </draw:frame>
        <draw:frame draw:style-name="gr5" draw:text-style-name="P2" draw:layer="layout" svg:width="3.99cm" svg:height="0.962cm" svg:x="3.481cm" svg:y="9.182cm">
          <draw:text-box>
            <text:p>Second task</text:p>
          </draw:text-box>
        </draw:frame>
        <draw:frame draw:style-name="gr6" draw:text-style-name="P2" draw:layer="layout" svg:width="3.288cm" svg:height="0.962cm" svg:x="3.481cm" svg:y="10.398cm">
          <draw:text-box>
            <text:p>Third task</text:p>
          </draw:text-box>
        </draw:frame>
        <draw:custom-shape draw:style-name="gr13" draw:text-style-name="P4" draw:layer="layout" svg:width="4.445cm" svg:height="0.889cm" svg:x="2.524cm" svg:y="6.461cm">
          <text:p text:style-name="P4">Create Task</text:p>
          <draw:enhanced-geometry svg:viewBox="0 0 21600 21600" draw:path-stretchpoint-x="10800" draw:path-stretchpoint-y="10800" draw:text-areas="?f3 ?f4 ?f5 ?f6" draw:type="round-rectangle" draw:modifiers="7790.561797752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508cm" svg:height="0.508cm" svg:x="2.878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8cm" svg:height="0.508cm" svg:x="2.878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8cm" svg:height="0.508cm" svg:x="2.878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7.272cm" svg:height="1.673cm" svg:x="2.143cm" svg:y="2.905cm">
          <draw:text-box>
            <text:p>Clicking the “create task” button causes the sidebar to appear.</text:p>
          </draw:text-box>
        </draw:frame>
        <draw:custom-shape draw:style-name="gr15" draw:text-style-name="P3" draw:layer="layout" svg:width="7.239cm" svg:height="10.668cm" svg:x="12.557cm" svg:y="5.1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6.477cm" svg:height="1.143cm" svg:x="12.887cm" svg:y="6.842cm">
          <text:p text:style-name="P11">Name</text:p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4.041cm" svg:height="0.962cm" svg:x="12.811cm" svg:y="5.572cm">
          <draw:text-box>
            <text:p text:style-name="P9">Create Task</text:p>
          </draw:text-box>
        </draw:frame>
        <draw:custom-shape draw:style-name="gr17" draw:text-style-name="P4" draw:layer="layout" svg:width="2.413cm" svg:height="0.889cm" svg:x="12.938cm" svg:y="8.366cm">
          <text:p text:style-name="P4">Create</text:p>
          <draw:enhanced-geometry svg:viewBox="0 0 21600 21600" draw:path-stretchpoint-x="10800" draw:path-stretchpoint-y="10800" draw:text-areas="?f3 ?f4 ?f5 ?f6" draw:type="round-rectangle" draw:modifiers="7790.561797752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0.889cm" svg:height="0.889cm" svg:x="18.445cm" svg:y="5.599cm">
          <text:p text:style-name="P13">X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8" draw:layer="layout" svg:width="16.256cm" svg:height="4.517cm" svg:x="2.27cm" svg:y="17.002cm">
          <draw:text-box>
            <text:p>The create button creates a task and makes the sidebar disappear.</text:p>
            <text:p/>
            <text:p>The X button makes the sidebar disappear without creating a task. It should give the user a “are you sure” message before proceeding.</text:p>
          </draw:text-box>
        </draw:frame>
        <draw:frame draw:style-name="gr20" draw:text-style-name="P8" draw:layer="layout" svg:width="14.163cm" svg:height="0.962cm" svg:x="2.397cm" svg:y="23.352cm">
          <draw:text-box>
            <text:p>The sidebar will instead be full screen on mobile.</text:p>
          </draw:text-box>
        </draw:frame>
      </draw:page>
      <draw:page draw:name="page3" draw:style-name="dp1" draw:master-page-name="Default">
        <draw:custom-shape draw:style-name="gr1" draw:text-style-name="P1" draw:layer="layout" svg:width="17.653cm" svg:height="10.668cm" svg:x="2.143cm" svg:y="5.191cm">
          <text:p/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2.246cm" svg:height="0.962cm" svg:x="2.179cm" svg:y="5.245cm">
          <draw:text-box>
            <text:p text:style-name="P9">Tasks</text:p>
          </draw:text-box>
        </draw:frame>
        <draw:custom-shape draw:style-name="gr12" draw:text-style-name="P3" draw:layer="layout" svg:width="9.652cm" svg:height="1.27cm" svg:x="2.524cm" svg:y="7.7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9.652cm" svg:height="1.27cm" svg:x="2.524cm" svg:y="10.2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9.652cm" svg:height="1.27cm" svg:x="2.524cm" svg:y="9.0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08cm" svg:height="0.962cm" svg:x="3.481cm" svg:y="7.912cm">
          <draw:text-box>
            <text:p>First task</text:p>
          </draw:text-box>
        </draw:frame>
        <draw:frame draw:style-name="gr5" draw:text-style-name="P2" draw:layer="layout" svg:width="3.99cm" svg:height="0.962cm" svg:x="3.481cm" svg:y="9.182cm">
          <draw:text-box>
            <text:p>Second task</text:p>
          </draw:text-box>
        </draw:frame>
        <draw:frame draw:style-name="gr6" draw:text-style-name="P2" draw:layer="layout" svg:width="3.288cm" svg:height="0.962cm" svg:x="3.481cm" svg:y="10.398cm">
          <draw:text-box>
            <text:p>Third task</text:p>
          </draw:text-box>
        </draw:frame>
        <draw:custom-shape draw:style-name="gr13" draw:text-style-name="P4" draw:layer="layout" svg:width="4.445cm" svg:height="0.889cm" svg:x="2.524cm" svg:y="6.461cm">
          <text:p text:style-name="P4">Create Task</text:p>
          <draw:enhanced-geometry svg:viewBox="0 0 21600 21600" draw:path-stretchpoint-x="10800" draw:path-stretchpoint-y="10800" draw:text-areas="?f3 ?f4 ?f5 ?f6" draw:type="round-rectangle" draw:modifiers="7790.561797752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508cm" svg:height="0.508cm" svg:x="2.878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8cm" svg:height="0.508cm" svg:x="2.878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8cm" svg:height="0.508cm" svg:x="2.878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7.239cm" svg:height="10.668cm" svg:x="12.557cm" svg:y="5.1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6.477cm" svg:height="1.143cm" svg:x="12.887cm" svg:y="6.842cm">
          <text:p text:style-name="P11">Name</text:p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3.275cm" svg:height="0.962cm" svg:x="12.811cm" svg:y="5.572cm">
          <draw:text-box>
            <text:p text:style-name="P9">Edit Task</text:p>
          </draw:text-box>
        </draw:frame>
        <draw:custom-shape draw:style-name="gr18" draw:text-style-name="P13" draw:layer="layout" svg:width="0.889cm" svg:height="0.889cm" svg:x="18.445cm" svg:y="5.599cm">
          <text:p text:style-name="P13">X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2.921cm" svg:height="1.016cm" svg:x="13.065cm" svg:y="8.366cm">
          <text:p text:style-name="P13">Drop</text:p>
          <draw:enhanced-geometry svg:viewBox="0 0 21600 21600" draw:path-stretchpoint-x="10800" draw:path-stretchpoint-y="10800" draw:text-areas="?f3 ?f4 ?f5 ?f6" draw:type="round-rectangle" draw:modifiers="6223.0088495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2.921cm" svg:height="1.016cm" svg:x="16.367cm" svg:y="8.366cm">
          <text:p text:style-name="P13">Delete</text:p>
          <draw:enhanced-geometry svg:viewBox="0 0 21600 21600" draw:path-stretchpoint-x="10800" draw:path-stretchpoint-y="10800" draw:text-areas="?f3 ?f4 ?f5 ?f6" draw:type="round-rectangle" draw:modifiers="6223.00884955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8" draw:layer="layout" svg:width="16.256cm" svg:height="3.095cm" svg:x="2.27cm" svg:y="17.003cm">
          <draw:text-box>
            <text:p>The task’s data is edited immediately as the user updates the data in the sidebar inputs.</text:p>
            <text:p/>
            <text:p>The X button makes the sidebar disappear.</text:p>
          </draw:text-box>
        </draw:frame>
        <draw:frame draw:style-name="gr14" draw:text-style-name="P8" draw:layer="layout" svg:width="17.398cm" svg:height="1.673cm" svg:x="2.144cm" svg:y="2.906cm">
          <draw:text-box>
            <text:p>Clicking on a task causes the sidebar to appear.</text:p>
          </draw:text-box>
        </draw:frame>
        <draw:frame draw:style-name="gr20" draw:text-style-name="P8" draw:layer="layout" svg:width="14.163cm" svg:height="0.962cm" svg:x="2.398cm" svg:y="23.352cm">
          <draw:text-box>
            <text:p>The sidebar will instead be full screen on mobile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7:25:47.007107291</meta:creation-date>
    <dc:date>2021-03-21T18:07:17.160382762</dc:date>
    <meta:editing-duration>PT36M43S</meta:editing-duration>
    <meta:editing-cycles>9</meta:editing-cycles>
    <meta:generator>LibreOffice/6.4.6.2$Linux_X86_64 LibreOffice_project/40$Build-2</meta:generator>
    <meta:document-statistic meta:object-count="57"/>
  </office:meta>
</office:document-meta>
</file>